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31H01M16.691050999S" calcext:value-type="time">
            <text:p>1031:01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16H19M54.152S" calcext:value-type="time">
            <text:p>16:1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08:17:13.1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02T17:19:07.639000000</dc:date>
    <meta:editing-duration>P45DT3H59M59S</meta:editing-duration>
    <meta:editing-cycles>1200</meta:editing-cycles>
    <meta:generator>LibreOffice/7.2.6.2$Windows_X86_64 LibreOffice_project/b0ec3a565991f7569a5a7f5d24fed7f52653d754</meta:generator>
    <meta:document-statistic meta:table-count="2" meta:cell-count="1491" meta:object-count="0"/>
  </office:meta>
</office:document-meta>
</file>